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jpeg" manifest:full-path="Pictures/1.jpg"/>
  <manifest:file-entry manifest:media-type="image/jpeg" manifest:full-path="Pictures/2.jpg"/>
  <manifest:file-entry manifest:media-type="image/jpeg" manifest:full-path="Pictures/3.jpg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calcext="urn:org:documentfoundation:names:experimental:calc:xmlns:calcext:1.0" xmlns:loext="urn:org:documentfoundation:names:experimental:office:xmlns:loext:1.0" xmlns:dom="http://www.w3.org/2001/xml-events" xmlns:xforms="http://www.w3.org/2002/xforms" xmlns:xsd="http://www.w3.org/2001/XMLSchema" xmlns:xsi="http://www.w3.org/2001/XMLSchema-instance" office:version="1.2">
  <office:font-face-decls>
    <style:font-face style:name="Calibri" svg:font-family="Calibri"/>
    <style:font-face style:name="Arial" svg:font-family="Arial"/>
  </office:font-face-decls>
  <office:automatic-styles>
    <style:style style:name="co1" style:family="table-column">
      <style:table-column-properties fo:break-before="auto" style:column-width="0.666666666666667in"/>
    </style:style>
    <style:style style:name="co2" style:family="table-column">
      <style:table-column-properties fo:break-before="auto" style:column-width="2.5625in"/>
    </style:style>
    <style:style style:name="co3" style:family="table-column">
      <style:table-column-properties fo:break-before="auto" style:column-width="0.633333333333333in"/>
    </style:style>
    <style:style style:name="ro1" style:family="table-row">
      <style:table-row-properties style:row-height="0.208333333333333in" fo:break-before="auto" style:use-optimal-row-height="true"/>
    </style:style>
    <style:style style:name="ro2" style:family="table-row">
      <style:table-row-properties style:row-height="0.291666666666667in" fo:break-before="auto" style:use-optimal-row-height="true"/>
    </style:style>
    <style:style style:name="ro3" style:family="table-row">
      <style:table-row-properties style:row-height="0.833333333333333in" fo:break-before="auto" style:use-optimal-row-height="true"/>
    </style:style>
    <style:style style:name="ro4" style:family="table-row">
      <style:table-row-properties style:row-height="0.322916666666667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Evaluation Warning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 style:data-style-name="N-1">
      <style:table-cell-properties style:vertical-align="bottom" fo:background-color="transparent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1" style:family="table-cell" style:parent-style-name="Default" style:data-style-name="N-1"/>
    <style:style style:name="ce22" style:family="table-cell" style:parent-style-name="Default" style:data-style-name="N-1">
      <style:table-cell-properties style:vertical-align="middle"/>
      <style:paragraph-properties/>
    </style:style>
    <style:style style:name="ce23" style:family="table-cell" style:parent-style-name="Default" style:data-style-name="N-1">
      <style:table-cell-properties style:vertical-align="middle"/>
      <style:paragraph-properties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6pt" style:font-size-asian="16pt" style:font-size-complex="16pt" fo:color="#000000" style:text-underline-style="none"/>
    </style:style>
    <style:style style:name="ce24" style:family="table-cell" style:parent-style-name="Default" style:data-style-name="N-1">
      <style:table-cell-properties fo:wrap-option="wrap" style:vertical-align="middle"/>
      <style:paragraph-properties/>
    </style:style>
    <style:style style:name="ce25" style:family="table-cell" style:parent-style-name="Default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T0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T7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6pt" style:font-size-asian="16pt" style:font-size-complex="16pt" fo:color="#000000" style:text-underline-style="none"/>
    </style:style>
    <style:style style:name="S0_1" style:family="graphic">
      <style:graphic-properties fo:wrap-option="wrap" draw:textarea-vertical-align="top" draw:textarea-horizontal-align="left" draw:fill="bitmap" draw:fill-image-name="D1" style:repeat="stretch" draw:stroke="solid" svg:stroke-width="0.0083in" svg:stroke-color="#000000" svg:stroke-opacity="100%" fo:padding-top="0.05in" fo:padding-bottom="0.05in" fo:padding-left="0.1in" fo:padding-right="0.1in" draw:auto-grow-width="false" draw:auto-grow-height="false"/>
      <style:paragraph-properties fo:text-align="start" fo:margin-left="0cm"/>
    </style:style>
    <style:style style:name="S0_2" style:family="graphic">
      <style:graphic-properties fo:wrap-option="wrap" draw:textarea-vertical-align="top" draw:textarea-horizontal-align="left" draw:fill="bitmap" draw:fill-image-name="D2" style:repeat="stretch" draw:stroke="solid" svg:stroke-width="0.0083in" svg:stroke-color="#000000" svg:stroke-opacity="100%" fo:padding-top="0.05in" fo:padding-bottom="0.05in" fo:padding-left="0.1in" fo:padding-right="0.1in" draw:auto-grow-width="false" draw:auto-grow-height="false"/>
      <style:paragraph-properties fo:text-align="start" fo:margin-left="0cm"/>
    </style:style>
    <style:style style:name="S0_3" style:family="graphic">
      <style:graphic-properties fo:wrap-option="wrap" draw:textarea-vertical-align="top" draw:textarea-horizontal-align="left" draw:fill="bitmap" draw:fill-image-name="D3" style:repeat="stretch" draw:stroke="solid" svg:stroke-width="0.0083in" svg:stroke-color="#000000" svg:stroke-opacity="100%" fo:padding-top="0.05in" fo:padding-bottom="0.05in" fo:padding-left="0.1in" fo:padding-right="0.1in" draw:auto-grow-width="false" draw:auto-grow-heigh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="false">
        <office:forms form:automatic-focus="false" form:apply-design-mode="false"/>
        <table:table-column table:style-name="co1" table:default-cell-style-name="ce15"/>
        <table:table-column table:style-name="co2" table:default-cell-style-name="ce21"/>
        <table:table-column table:style-name="co1" table:default-cell-style-name="ce15" table:number-columns-repeated="254"/>
        <table:table-row table:style-name="ro1">
          <table:table-cell table:style-name="ce22" office:value-type="string">
            <text:p/>
          </table:table-cell>
          <table:table-cell table:number-columns-repeated="1023" table:style-name="ce21"/>
        </table:table-row>
        <table:table-row table:style-name="ro1">
          <table:table-cell table:style-name="ce21">
            <draw:frame xmlns:presentation="urn:oasis:names:tc:opendocument:xmlns:presentation:1.0" draw:style-name="S0_1" draw:id="id0_1" draw:z-index="0" draw:name="Text Box 6" svg:x="0in" svg:y="0in" svg:width="3.8958in" svg:height="1.4583in">
              <draw:text-box/>
            </draw:frame>
          </table:table-cell>
          <table:table-cell table:number-columns-repeated="1023" table:style-name="ce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style-name="ce23" office:value-type="string">
            <text:p>Usman Aziz</text:p>
          </table:table-cell>
          <table:table-cell table:number-columns-repeated="2"/>
          <table:table-cell table:style-name="ce22" office:value-type="string">
            <text:p/>
          </table:table-cell>
          <table:table-cell table:number-columns-repeated="1020"/>
        </table:table-row>
        <table:table-row table:style-name="ro1">
          <table:table-cell table:style-name="ce22" office:value-type="string">
            <text:p/>
          </table:table-cell>
          <table:table-cell table:number-columns-repeated="1023" table:style-name="ce21"/>
        </table:table-row>
        <table:table-row table:style-name="ro1">
          <table:table-cell table:style-name="ce21">
            <draw:frame xmlns:presentation="urn:oasis:names:tc:opendocument:xmlns:presentation:1.0" draw:style-name="S0_2" draw:id="id0_2" draw:z-index="1" draw:name="Text Box 6" svg:x="0in" svg:y="0in" svg:width="3.8958in" svg:height="1.4583in">
              <draw:text-box/>
            </draw:frame>
          </table:table-cell>
          <table:table-cell table:number-columns-repeated="1023" table:style-name="ce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style-name="ce23" office:value-type="string">
            <text:p>Atir Tahir</text:p>
          </table:table-cell>
          <table:table-cell table:number-columns-repeated="2"/>
          <table:table-cell table:style-name="ce22" office:value-type="string">
            <text:p/>
          </table:table-cell>
          <table:table-cell table:number-columns-repeated="1020"/>
        </table:table-row>
        <table:table-row table:style-name="ro1">
          <table:table-cell table:style-name="ce22" office:value-type="string">
            <text:p/>
          </table:table-cell>
          <table:table-cell table:number-columns-repeated="1023" table:style-name="ce21"/>
        </table:table-row>
        <table:table-row table:style-name="ro1">
          <table:table-cell table:style-name="ce21">
            <draw:frame xmlns:presentation="urn:oasis:names:tc:opendocument:xmlns:presentation:1.0" draw:style-name="S0_3" draw:id="id0_3" draw:z-index="2" draw:name="Text Box 6" svg:x="0in" svg:y="0in" svg:width="3.8958in" svg:height="1.4583in">
              <draw:text-box/>
            </draw:frame>
          </table:table-cell>
          <table:table-cell table:number-columns-repeated="1023" table:style-name="ce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style-name="ce23" office:value-type="string">
            <text:p>Dawood Khan</text:p>
          </table:table-cell>
          <table:table-cell table:number-columns-repeated="2"/>
          <table:table-cell table:style-name="ce22" office:value-type="string">
            <text:p/>
          </table:table-cell>
          <table:table-cell table:number-columns-repeated="1020"/>
        </table:table-row>
        <table:table-row table:style-name="ro1">
          <table:table-cell table:style-name="ce22"/>
          <table:table-cell table:number-columns-repeated="1023" table:style-name="ce21"/>
        </table:table-row>
        <table:table-row table:style-name="ro1">
          <table:table-cell table:number-columns-repeated="1024"/>
        </table:table-row>
        <table:table-row table:style-name="ro3">
          <table:table-cell table:style-name="ce21"/>
          <table:table-cell table:style-name="ce24" office:value-type="string">
            <text:p>We provide support for the following products:</text:p>
            <text:p>·         Lenovo G50</text:p>
            <text:p>·         Pavilion G6</text:p>
            <text:p>·         Nexus 5</text:p>
            <text:p>·         Lenovo 12</text:p>
            <text:p>·         www 5</text:p>
          </table:table-cell>
          <table:table-cell table:number-columns-repeated="1022" table:style-name="ce21"/>
        </table:table-row>
        <table:table-row table:number-rows-repeated="1048543" table:style-name="ro1">
          <table:table-cell table:number-columns-repeated="1024"/>
        </table:table-row>
        <calcext:conditional-formats/>
      </table:table>
      <table:table table:name="Evaluation Warning" table:style-name="ta2" table:print="false">
        <office:forms form:automatic-focus="false" form:apply-design-mode="false"/>
        <table:table-column table:style-name="co3" table:default-cell-style-name="ce15" table:number-columns-repeated="256"/>
        <table:table-row table:number-rows-repeated="4" table:style-name="ro1">
          <table:table-cell table:number-columns-repeated="1024"/>
        </table:table-row>
        <table:table-row table:style-name="ro4">
          <table:table-cell table:style-name="ce25" office:value-type="string">
            <text:p>Evaluation Only. Created with GroupDocs.Assembly 25.12. © Aspose Pty Ltd 2001-2025. All Rights Reserved.</text:p>
          </table:table-cell>
          <table:table-cell table:number-columns-repeated="1023"/>
        </table:table-row>
        <calcext:conditional-formats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number-style style:name="N41P0" style:volatile="true">
      <number:text>  </number:text>
      <number:number number:decimal-places="0" number:min-integer-digits="1" number:grouping="true"/>
      <number:text> </number:text>
    </number:number-style>
    <number:number-style style:name="N41P1" style:volatile="true">
      <number:text>  (</number:text>
      <number:number number:decimal-places="0" number:min-integer-digits="1" number:grouping="true"/>
      <number:text>)</number:text>
    </number:number-style>
    <number:text-style style:name="N41P2" style:volatile="true">
      <number:text>  </number:text>
      <number:text>- </number:text>
    </number:text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</number:text>
      <number:text>$ </number:text>
      <number:number number:decimal-places="0" number:min-integer-digits="1" number:grouping="true"/>
      <number:text> </number:text>
    </number:number-style>
    <number:number-style style:name="N42P1" style:volatile="true">
      <number:text> </number:text>
      <number:text>$ (</number:text>
      <number:number number:decimal-places="0" number:min-integer-digits="1" number:grouping="true"/>
      <number:text>)</number:text>
    </number:number-style>
    <number:text-style style:name="N42P2" style:volatile="true">
      <number:text> </number:text>
      <number:text>$ </number:text>
      <number:text>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 style:volatile="true">
      <number:text>  </number:text>
      <number:number number:min-integer-digits="1" number:grouping="true" number:decimal-places="2"/>
      <number:text> </number:text>
    </number:number-style>
    <number:number-style style:name="N43P1" style:volatile="true">
      <number:text>  (</number:text>
      <number:number number:min-integer-digits="1" number:grouping="true" number:decimal-places="2"/>
      <number:text>)</number:text>
    </number:number-style>
    <number:text-style style:name="N43P2" style:volatile="true">
      <number:text>  </number:text>
      <number:text>- </number:text>
    </number:text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</number:text>
      <number:text>$ </number:text>
      <number:number number:min-integer-digits="1" number:grouping="true" number:decimal-places="2"/>
      <number:text> </number:text>
    </number:number-style>
    <number:number-style style:name="N44P1" style:volatile="true">
      <number:text> </number:text>
      <number:text>$ (</number:text>
      <number:number number:min-integer-digits="1" number:grouping="true" number:decimal-places="2"/>
      <number:text>)</number:text>
    </number:number-style>
    <number:text-style style:name="N44P2" style:volatile="true">
      <number:text> </number:text>
      <number:text>$ </number:text>
      <number:text>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-1">
      <style:table-cell-properties style:border="none" style:vertical-align="bottom" fo:background-color="transparent" style:cell-protect="protect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  <draw:fill-image draw:name="D1" xlink:href="Pictures/1.jpg" xlink:show="embed" xlink:actuate="onLoad"/>
    <draw:fill-image draw:name="D2" xlink:href="Pictures/2.jpg" xlink:show="embed" xlink:actuate="onLoad"/>
    <draw:fill-image draw:name="D3" xlink:href="Pictures/3.jpg" xlink:show="embed" xlink:actuate="onLoad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2">
      <style:page-layout-properties style:print-orientation="portrait" fo:page-width="8.5in" fo:page-height="11in" style:scale-to="100%" style:print-page-order="ttb" fo:margin-left="0.75in" fo:margin-right="0.75in" fo:margin-top="0.5in" fo:margin-bottom="0.5in" fo:background-color="transparent" style:first-page-number="continue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" style:display-name="PageStyle_Evaluation Warning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meta:generator>MicrosoftOffice/15.0 MicrosoftExcel/CalculationVersion-14420</meta:generator>
    <meta:initial-creator>Иван</meta:initial-creator>
    <meta:creation-date>2015-10-25T21:41:41Z</meta:creation-date>
    <dc:date>2016-07-12T13:00:21Z</dc:date>
  </office:meta>
</office:document-meta>
</file>